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8d62" officeooo:paragraph-rsid="001c8d62"/>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ill Hates</text:span> ist eine Software, mit der man einfach Rechnungen und Angebote gestalten und erstellen kann. Gestaltungstechnisch soll es möglich sein eigene Briefbögen in Form von Bildern hinter die Elemente legen zu können. Gleichzeitig soll man beim Speichern/Exportieren auch die Rechnung/das Angebot ohne dem Briefkopf anlegen können, um diese auf fertigem Briefpapier ausdrucken zu können. Ein weiterer wichtiger Aspekt im Funktionsumfang von <text:span text:style-name="T1">Bill Hates</text:span> ist eine Kundenverwaltung. Mit dieser soll es möglich sein Rechnungen einzelnen Kunden zuzuordnen und so einen einfachen Überblick zum Beispiel über die vor Leistungserbringungen veranschlagten Kosten bzw. den Umfang der Leistung.</text:p>
      <text:p text:style-name="P1">Allgemein soll die Software möglichst einfach bedienbar sein. Die grafische Ausgestaltung soll hierbei nicht im Vordergrund stehen, jedoch soll das Konzept und die Anordnung sinnvoll und für den User leitend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1:30:47.925000000</meta:creation-date>
    <meta:generator>LibreOffice/5.4.6.2$Windows_X86_64 LibreOffice_project/4014ce260a04f1026ba855d3b8d91541c224eab8</meta:generator>
    <dc:date>2018-07-25T11:41:17.268000000</dc:date>
    <meta:editing-duration>PT10M30S</meta:editing-duration>
    <meta:editing-cycles>2</meta:editing-cycles>
    <meta:document-statistic meta:table-count="0" meta:image-count="0" meta:object-count="0" meta:page-count="1" meta:paragraph-count="2" meta:word-count="126" meta:character-count="898" meta:non-whitespace-character-count="774"/>
  </office:meta>
</office:document-meta>
</file>